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8pt" officeooo:rsid="001895f7" officeooo:paragraph-rsid="001895f7" style:font-size-asian="15.75pt" style:font-size-complex="18pt"/>
    </style:style>
    <style:style style:name="P2" style:family="paragraph" style:parent-style-name="Standard">
      <style:text-properties style:font-name="Courier New" fo:font-size="18pt" fo:font-weight="bold" officeooo:rsid="001895f7" officeooo:paragraph-rsid="001895f7" style:font-size-asian="15.75pt" style:font-weight-asian="bold" style:font-size-complex="18pt" style:font-weight-complex="bold"/>
    </style:style>
    <style:style style:name="P3" style:family="paragraph" style:parent-style-name="Standard">
      <style:text-properties style:font-name="Courier New" fo:font-size="12pt" fo:font-weight="normal" officeooo:rsid="001895f7" officeooo:paragraph-rsid="001895f7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4.2</text:p>
      <text:p text:style-name="P1"/>
      <text:p text:style-name="P2">Ejercicio 4.2.1</text:p>
      <text:p text:style-name="P2"/>
      <text:p text:style-name="P3">Pedidos (<text:span text:style-name="T3">#id</text:span>, fecha, importe_iva, importe, importe_total-d)</text:p>
      <text:p text:style-name="P3"/>
      <text:p text:style-name="P3">Artículos (<text:span text:style-name="T3">#id</text:span>, precio, descripción)</text:p>
      <text:p text:style-name="P3"/>
      <text:p text:style-name="P3">Incluye (<text:span text:style-name="T3">#id_artículo, #id_pedido</text:span>, precio, cantidad, descuento, iva)</text:p>
      <text:p text:style-name="P3"/>
      <text:p text:style-name="P3"><text:s text:c="3"/>id_artículo → artículos (M:C, B:R)</text:p>
      <text:p text:style-name="P3"/>
      <text:p text:style-name="P3"><text:s text:c="3"/>id_pedido → pedido (M:C, B:R)</text:p>
      <text:p text:style-name="P3"/>
      <text:p text:style-name="P3"/>
      <text:p text:style-name="P2">Ejercicio 4.2.2</text:p>
      <text:p text:style-name="P2"/>
      <text:p text:style-name="P3">Canciones <text:span text:style-name="T4">(</text:span><text:span text:style-name="T3">#id</text:span>, título)</text:p>
      <text:p text:style-name="P3"/>
      <text:p text:style-name="P3">Usuarios (<text:span text:style-name="T3">#id</text:span>, nombre, <text:span text:style-name="T5">email</text:span>)</text:p>
      <text:p text:style-name="P3"/>
      <text:p text:style-name="P3">Escucha (<text:span text:style-name="T3">#id_cancion, #id_usuario</text:span>, fecha, hora)</text:p>
      <text:p text:style-name="P3"/>
      <text:p text:style-name="P3"><text:s text:c="3"/>id_cancion → canciones (M:C, B:R)</text:p>
      <text:p text:style-name="P3"/>
      <text:p text:style-name="P3"><text:s text:c="3"/>id_usuario → usuarios (M:C, B:R)</text:p>
      <text:p text:style-name="P3"/>
      <text:p text:style-name="P3"/>
      <text:p text:style-name="P2">Ejercicio 4.2.3</text:p>
      <text:p text:style-name="P2"/>
      <text:p text:style-name="P3">Jugadores (<text:span text:style-name="T3">#id</text:span>, nombre)</text:p>
      <text:p text:style-name="P3"/>
      <text:p text:style-name="P3">Partidos (<text:span text:style-name="T3">#id</text:span><text:span text:style-name="T1">,</text:span> jornada, fecha)</text:p>
      <text:p text:style-name="P3"/>
      <text:p text:style-name="P3">Juega (<text:span text:style-name="T3">#id_jugador, #id_partido</text:span>, pases, minutos, goles, tarjetas)</text:p>
      <text:p text:style-name="P3"/>
      <text:p text:style-name="P3"><text:s text:c="3"/>id_jugador → jugadores (M:C, B:R)</text:p>
      <text:p text:style-name="P3"/>
      <text:p text:style-name="P3"><text:s text:c="3"/>id_partido → partidos (M:C, B:R)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2:36:06.226000000</meta:creation-date>
    <dc:date>2023-11-28T12:48:30.653000000</dc:date>
    <meta:editing-duration>PT12M24S</meta:editing-duration>
    <meta:editing-cycles>1</meta:editing-cycles>
    <meta:document-statistic meta:table-count="0" meta:image-count="0" meta:object-count="0" meta:page-count="1" meta:paragraph-count="19" meta:word-count="81" meta:character-count="649" meta:non-whitespace-character-count="569"/>
    <meta:generator>LibreOffice/7.5.6.2$Windows_X86_64 LibreOffice_project/f654817fb68d6d4600d7d2f6b647e47729f55f15</meta:generator>
  </office:meta>
</office:document-meta>
</file>